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2.203cm" fo:min-width="7.505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2.34cm" fo:min-width="7.812cm"/>
      <style:paragraph-properties style:writing-mode="lr-tb"/>
    </style:style>
    <style:style style:name="gr3" style:family="graphic" style:parent-style-name="standard">
      <style:graphic-properties svg:stroke-color="#729fcf" draw:fill-color="#ffd8ce" draw:textarea-horizontal-align="justify" draw:textarea-vertical-align="middle" draw:auto-grow-height="false" fo:min-height="2.43cm" fo:min-width="7.567cm"/>
      <style:paragraph-properties style:writing-mode="lr-tb"/>
    </style:style>
    <style:style style:name="gr4" style:family="graphic" style:parent-style-name="standard" style:list-style-name="L1">
      <style:graphic-properties svg:stroke-color="#729fcf" draw:fill-color="#ffd8ce" draw:textarea-horizontal-align="justify" draw:textarea-vertical-align="middle" draw:auto-grow-height="false" fo:min-height="2.659cm" fo:min-width="9.119cm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0.611cm" fo:min-width="5.368cm"/>
    </style:style>
    <style:style style:name="gr6" style:family="graphic" style:parent-style-name="standard">
      <style:graphic-properties svg:stroke-color="#729fcf" draw:fill-color="#ffd8ce" draw:textarea-horizontal-align="justify" draw:textarea-vertical-align="middle" draw:auto-grow-height="false" fo:min-height="0.611cm" fo:min-width="4.487cm"/>
    </style:style>
    <style:style style:name="gr7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0.611cm" fo:min-width="4.487cm"/>
      <style:paragraph-properties style:writing-mode="lr-tb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0.611cm" fo:min-width="4.487cm"/>
    </style:style>
    <style:style style:name="gr11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2.902cm" fo:min-width="9.273cm"/>
      <style:paragraph-properties style:writing-mode="lr-tb"/>
    </style:style>
    <style:style style:name="gr13" style:family="graphic" style:parent-style-name="standard">
      <style:graphic-properties svg:stroke-color="#729fcf" draw:fill-color="#ffd8ce" draw:textarea-horizontal-align="justify" draw:textarea-vertical-align="middle" draw:auto-grow-height="false" fo:min-height="2.902cm" fo:min-width="8.458cm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2.903cm" fo:min-width="10.182cm"/>
      <style:paragraph-properties style:writing-mode="lr-tb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svg:stroke-color="#729fcf" draw:fill-color="#ffd8ce" draw:textarea-horizontal-align="justify" draw:textarea-vertical-align="middle" draw:auto-grow-height="false" fo:min-height="2.902cm" fo:min-width="9.728cm"/>
      <style:paragraph-properties style:writing-mode="lr-tb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2.615cm" fo:min-width="8.715cm"/>
      <style:paragraph-properties style:writing-mode="lr-tb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2.813cm" fo:min-width="8.71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4c7dc"/>
      <style:paragraph-properties fo:text-align="center" style:writing-mode="lr-tb"/>
    </style:style>
    <style:style style:name="P3" style:family="paragraph">
      <loext:graphic-properties draw:fill-color="#ffd8ce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-color="#ffd8ce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b4c7dc"/>
      <style:paragraph-properties fo:text-align="center"/>
    </style:style>
    <style:style style:name="P7" style:family="paragraph">
      <loext:graphic-properties draw:fill-color="#ffd8c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9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style:text-position="super 58%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8.269cm" svg:height="2.717cm" svg:x="95.717cm" svg:y="33.619cm">
          <text:p text:style-name="P1">Casey Latimere Kreicar</text:p>
          <text:p text:style-name="P1">Jun. 10<text:span text:style-name="T1">Th</text:span> 1992 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8.592cm" svg:height="2.87cm" svg:x="34.295cm" svg:y="29.902cm">
          <text:p text:style-name="P1">Timothy Wayne Kreicar</text:p>
          <text:p text:style-name="P1">Jan. 15<text:span text:style-name="T1">th</text:span> 1959 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8" draw:id="id8" draw:layer="layout" svg:width="8.357cm" svg:height="2.97cm" svg:x="156.815cm" svg:y="29.897cm">
          <text:p text:style-name="P1">Lesley Stephens Kreicar</text:p>
          <text:p text:style-name="P1">Nov. 10<text:span text:style-name="T1">th</text:span> 1963 -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9.933cm" svg:height="3.223cm" svg:x="60.047cm" svg:y="25.105cm">
          <text:p text:style-name="P4">Everlena Stalls Kreicar</text:p>
          <text:p text:style-name="P4">Oct. 15<text:span text:style-name="T1">th</text:span> 1926 – Mar. 9<text:span text:style-name="T1">th</text:span> 2017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96cm" svg:height="0.953cm" svg:x="142.457cm" svg:y="27.8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5.079cm" svg:height="0.953cm" svg:x="170.901cm" svg:y="27.8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4.762cm" svg:height="1.039cm" svg:x="170.901cm" svg:y="27.822cm">
          <draw:text-box>
            <text:p><text:span text:style-name="T2">Enid Middleton Stephens</text:span></text:p>
            <text:p><text:span text:style-name="T2">Feb. 7</text:span><text:span text:style-name="T3">th</text:span><text:span text:style-name="T2"> 1937 - </text:span></text:p>
          </draw:text-box>
        </draw:frame>
        <draw:frame draw:style-name="gr8" draw:text-style-name="P8" draw:layer="layout" svg:width="5.715cm" svg:height="1.433cm" svg:x="142.385cm" svg:y="27.714cm">
          <draw:text-box>
            <text:p><text:span text:style-name="T2">Larry Lee Stephens</text:span></text:p>
            <text:p><text:span text:style-name="T2">Dec. 13</text:span><text:span text:style-name="T3">th</text:span><text:span text:style-name="T2"> 1933 - Mar. 31</text:span><text:span text:style-name="T3">st</text:span><text:span text:style-name="T2"> 1999 </text:span></text:p>
          </draw:text-box>
        </draw:frame>
        <draw:custom-shape draw:style-name="gr9" draw:text-style-name="P2" draw:layer="layout" svg:width="5.079cm" svg:height="0.953cm" svg:x="135.166cm" svg:y="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5.079cm" svg:height="0.953cm" svg:x="164.006cm" svg:y="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8" draw:layer="layout" svg:width="5.492cm" svg:height="1.27cm" svg:x="163.91cm" svg:y="25cm">
          <draw:text-box>
            <text:p><text:span text:style-name="T2">Joeseph Middleton</text:span></text:p>
            <text:p><text:span text:style-name="T2">Dec. 23</text:span><text:span text:style-name="T3">rd</text:span><text:span text:style-name="T2"> 1893 - Oct. 22</text:span><text:span text:style-name="T3">nd</text:span><text:span text:style-name="T2"> 1957 </text:span></text:p>
          </draw:text-box>
        </draw:frame>
        <draw:frame draw:style-name="gr8" draw:text-style-name="P8" draw:layer="layout" svg:width="5.397cm" svg:height="1.433cm" svg:x="135.277cm" svg:y="24.952cm">
          <draw:text-box>
            <text:p><text:span text:style-name="T2">Robert Luther Stephens</text:span></text:p>
            <text:p><text:span text:style-name="T2">Dec. 6</text:span><text:span text:style-name="T3">th</text:span><text:span text:style-name="T2"> 1904 - May 30</text:span><text:span text:style-name="T3">th</text:span><text:span text:style-name="T2"> 1977</text:span></text:p>
          </draw:text-box>
        </draw:frame>
        <draw:custom-shape draw:style-name="gr6" draw:text-style-name="P7" draw:layer="layout" svg:width="5.079cm" svg:height="0.953cm" svg:x="149.85cm" svg:y="24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5.079cm" svg:height="0.953cm" svg:x="177.367cm" svg:y="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3" draw:id="id3" draw:layer="layout" svg:width="10.113cm" svg:height="3.492cm" svg:x="36.652cm" svg:y="18.573cm">
          <text:p text:style-name="P1">Jack Henry Stalls</text:p>
          <text:p text:style-name="P1">Dec. 10<text:span text:style-name="T1">th</text:span> 1891 – Sep. 15<text:span text:style-name="T1">th</text:span> <text:s/>197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xml:id="id4" draw:id="id4" draw:layer="layout" svg:width="9.298cm" svg:height="3.492cm" svg:x="83.145cm" svg:y="18.58cm">
          <text:p text:style-name="P1">Lena Bryant Stalls</text:p>
          <text:p text:style-name="P1">Dec. 19<text:span text:style-name="T1">th</text:span> 1890 – Apr. 7<text:span text:style-name="T1">th</text:span> 196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8" draw:layer="layout" svg:width="5.492cm" svg:height="1.27cm" svg:x="177.36cm" svg:y="25cm">
          <draw:text-box>
            <text:p><text:span text:style-name="T2">Eleanor Elvidge</text:span></text:p>
            <text:p><text:span text:style-name="T2">Nov. 21</text:span><text:span text:style-name="T3">rd</text:span><text:span text:style-name="T2"> 1898 - Dec. 27</text:span><text:span text:style-name="T3">th</text:span><text:span text:style-name="T2"> 1986 </text:span></text:p>
          </draw:text-box>
        </draw:frame>
        <draw:frame draw:style-name="gr11" draw:text-style-name="P8" draw:layer="layout" svg:width="5.492cm" svg:height="1.27cm" svg:x="149.755cm" svg:y="25cm">
          <draw:text-box>
            <text:p><text:span text:style-name="T2">Lola Eva Rodgers</text:span></text:p>
            <text:p><text:span text:style-name="T2">Jul. 29</text:span><text:span text:style-name="T3">th</text:span><text:span text:style-name="T2"> 1901 - <text:s/>1993 </text:span></text:p>
          </draw:text-box>
        </draw:frame>
        <draw:custom-shape draw:style-name="gr14" draw:text-style-name="P2" xml:id="id1" draw:id="id1" draw:layer="layout" svg:width="11.022cm" svg:height="3.493cm" svg:x="21.12cm" svg:y="10.842cm">
          <text:p text:style-name="P1">Herbert Stalls</text:p>
          <text:p text:style-name="P1">Jul. 16<text:span text:style-name="T1">th</text:span> 1878 – Jan. 30<text:span text:style-name="T1">th</text:span> 1944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9" xml:id="id11" draw:id="id11" draw:layer="layout" svg:x1="32.142cm" svg:y1="12.588cm" svg:x2="51.252cm" svg:y2="12.588cm" draw:start-shape="id1" draw:start-glue-point="1" draw:end-shape="id2" draw:end-glue-point="3" svg:d="M32142 12588h19110" svg:viewBox="0 0 19111 1">
          <text:p/>
        </draw:connector>
        <draw:connector draw:style-name="gr15" draw:text-style-name="P9" xml:id="id5" draw:id="id5" draw:layer="layout" svg:x1="46.765cm" svg:y1="20.319cm" svg:x2="83.145cm" svg:y2="20.326cm" draw:start-shape="id3" draw:start-glue-point="1" draw:end-shape="id4" draw:end-glue-point="3" svg:d="M46765 20319h18190v7h18190" svg:viewBox="0 0 36381 8">
          <text:p/>
        </draw:connector>
        <draw:connector draw:style-name="gr15" draw:text-style-name="P9" draw:layer="layout" svg:x1="64.955cm" svg:y1="20.322cm" svg:x2="65.013cm" svg:y2="25.105cm" draw:start-shape="id5" draw:start-glue-point="0" draw:end-shape="id6" draw:end-glue-point="0" svg:d="M64955 20322v2393h58v2390" svg:viewBox="0 0 59 4784">
          <text:p/>
        </draw:connector>
        <draw:connector draw:style-name="gr15" draw:text-style-name="P9" xml:id="id9" draw:id="id9" draw:layer="layout" svg:x1="42.887cm" svg:y1="31.337cm" svg:x2="156.815cm" svg:y2="31.382cm" draw:start-shape="id7" draw:start-glue-point="1" draw:end-shape="id8" draw:end-glue-point="3" svg:d="M42887 31337h56964v45h56964" svg:viewBox="0 0 113929 46">
          <text:p/>
        </draw:connector>
        <draw:connector draw:style-name="gr15" draw:text-style-name="P9" draw:layer="layout" svg:x1="99.851cm" svg:y1="31.359cm" svg:x2="99.851cm" svg:y2="33.619cm" draw:start-shape="id9" draw:start-glue-point="0" draw:end-shape="id10" draw:end-glue-point="0" svg:d="M99851 31359v2260" svg:viewBox="0 0 1 2261">
          <text:p/>
        </draw:connector>
        <draw:custom-shape draw:style-name="gr16" draw:text-style-name="P3" xml:id="id2" draw:id="id2" draw:layer="layout" svg:width="10.568cm" svg:height="3.492cm" svg:x="51.252cm" svg:y="10.842cm">
          <text:p text:style-name="P1">Minnie Knox Stalls</text:p>
          <text:p text:style-name="P1">Mar. 10<text:span text:style-name="T1">th</text:span> 1875 – Mar. 19<text:span text:style-name="T1">th</text:span> 192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13" draw:id="id13" draw:layer="layout" svg:width="10.568cm" svg:height="3.492cm" svg:x="58.312cm" svg:y="3.222cm">
          <text:p text:style-name="P1">Martha Ann “Patsie” Manning Knox</text:p>
          <text:p text:style-name="P1">1843 – Aug. 8<text:span text:style-name="T1">th</text:span> 192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9" draw:layer="layout" svg:x1="41.697cm" svg:y1="12.588cm" svg:x2="41.708cm" svg:y2="18.573cm" draw:start-shape="id11" draw:start-glue-point="0" draw:end-shape="id3" draw:end-glue-point="0" svg:d="M41697 12588v2993h11v2992" svg:viewBox="0 0 12 5986">
          <text:p/>
        </draw:connector>
        <draw:custom-shape draw:style-name="gr16" draw:text-style-name="P3" xml:id="id16" draw:id="id16" draw:layer="layout" svg:width="10.568cm" svg:height="3.492cm" svg:x="92.757cm" svg:y="10.843cm">
          <text:p text:style-name="P1">Nancy Elizabeth Wynne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5" draw:id="id15" draw:layer="layout" svg:width="11.022cm" svg:height="3.493cm" svg:x="71.893cm" svg:y="10.842cm">
          <text:p text:style-name="P1">Benjamin Bryan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2" draw:id="id12" draw:layer="layout" svg:width="11.022cm" svg:height="3.493cm" svg:x="43.6cm" svg:y="3.222cm">
          <text:p text:style-name="P1">William Anphus Knox</text:p>
          <text:p text:style-name="P1">1844 – Aug. 12<text:span text:style-name="T1">th</text:span> 1916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9" xml:id="id14" draw:id="id14" draw:layer="layout" svg:x1="54.622cm" svg:y1="4.968cm" svg:x2="58.312cm" svg:y2="4.968cm" draw:start-shape="id12" draw:start-glue-point="1" draw:end-shape="id13" draw:end-glue-point="3" svg:d="M54622 4968h3690" svg:viewBox="0 0 3691 1">
          <text:p/>
        </draw:connector>
        <draw:connector draw:style-name="gr15" draw:text-style-name="P9" draw:layer="layout" svg:x1="56.467cm" svg:y1="4.968cm" svg:x2="56.536cm" svg:y2="10.842cm" draw:start-shape="id14" draw:start-glue-point="0" draw:end-shape="id2" draw:end-glue-point="0" svg:d="M56467 4968v2937h69v2937" svg:viewBox="0 0 70 5875">
          <text:p/>
        </draw:connector>
        <draw:connector draw:style-name="gr15" draw:text-style-name="P9" xml:id="id17" draw:id="id17" draw:layer="layout" svg:x1="82.915cm" svg:y1="12.588cm" svg:x2="92.757cm" svg:y2="12.589cm" draw:start-shape="id15" draw:start-glue-point="1" draw:end-shape="id16" draw:end-glue-point="3" svg:d="M82915 12588h4922v1h4920" svg:viewBox="0 0 9843 2">
          <text:p/>
        </draw:connector>
        <draw:connector draw:style-name="gr15" draw:text-style-name="P9" draw:layer="layout" svg:x1="87.837cm" svg:y1="12.588cm" svg:x2="87.794cm" svg:y2="18.58cm" draw:start-shape="id17" draw:start-glue-point="0" draw:end-shape="id4" draw:end-glue-point="0" svg:d="M87837 12588v2997h-43v2995" svg:viewBox="0 0 44 5993">
          <text:p/>
        </draw:connector>
        <draw:custom-shape draw:style-name="gr17" draw:text-style-name="P2" xml:id="id21" draw:id="id21" draw:layer="layout" svg:width="9.525cm" svg:height="3.175cm" svg:x="7.435cm" svg:y="25.077cm">
          <text:p text:style-name="P1">Walter Latimere Kreicar</text:p>
          <text:p text:style-name="P1">Feb. 1<text:span text:style-name="T1">st</text:span> 1925 – Nov. 4<text:span text:style-name="T1">th</text:span> 1997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8" draw:id="id18" draw:layer="layout" svg:width="11.022cm" svg:height="3.493cm" svg:x="13.927cm" svg:y="3.222cm">
          <text:p text:style-name="P1">James Stall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19" draw:id="id19" draw:layer="layout" svg:width="10.568cm" svg:height="3.492cm" svg:x="28.327cm" svg:y="3.223cm">
          <text:p text:style-name="P1">Sally Scot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9" xml:id="id20" draw:id="id20" draw:layer="layout" svg:x1="24.949cm" svg:y1="4.968cm" svg:x2="28.327cm" svg:y2="4.969cm" draw:start-shape="id18" draw:start-glue-point="1" draw:end-shape="id19" draw:end-glue-point="3" svg:d="M24949 4968h1690v1h1688" svg:viewBox="0 0 3379 2">
          <text:p/>
        </draw:connector>
        <draw:connector draw:style-name="gr15" draw:text-style-name="P9" draw:layer="layout" svg:x1="26.639cm" svg:y1="4.968cm" svg:x2="26.631cm" svg:y2="10.842cm" draw:start-shape="id20" draw:start-glue-point="0" draw:end-shape="id1" draw:end-glue-point="0" svg:d="M26639 4968v2937h-8v2937" svg:viewBox="0 0 9 5875">
          <text:p/>
        </draw:connector>
        <draw:custom-shape draw:style-name="gr18" draw:text-style-name="P2" xml:id="id22" draw:id="id22" draw:layer="layout" svg:width="9.542cm" svg:height="3.393cm" svg:x="1.3cm" svg:y="18.562cm">
          <text:p text:style-name="P1">Frank Kreicar</text:p>
          <text:p text:style-name="P1">Dec. 26<text:span text:style-name="T1">th</text:span> 1888 – Apr. 8<text:span text:style-name="T1">th</text:span> 1968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23" draw:id="id23" draw:layer="layout" svg:width="10.568cm" svg:height="3.492cm" svg:x="13.547cm" svg:y="18.463cm">
          <text:p text:style-name="P1">Christine T. Kreicar</text:p>
          <text:p text:style-name="P1">Feb. 4<text:span text:style-name="T1">th</text:span> 1892 – Jul. 21<text:span text:style-name="T1">st</text:span> 198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9" xml:id="id25" draw:id="id25" draw:layer="layout" svg:x1="16.96cm" svg:y1="26.664cm" svg:x2="60.047cm" svg:y2="26.716cm" draw:start-shape="id21" draw:start-glue-point="1" draw:end-shape="id6" draw:end-glue-point="3" svg:d="M16960 26664h21543v52h21544" svg:viewBox="0 0 43088 53">
          <text:p/>
        </draw:connector>
        <draw:connector draw:style-name="gr15" draw:text-style-name="P9" xml:id="id24" draw:id="id24" draw:layer="layout" svg:x1="10.842cm" svg:y1="20.258cm" svg:x2="13.547cm" svg:y2="20.209cm" draw:start-shape="id22" draw:start-glue-point="1" draw:end-shape="id23" draw:end-glue-point="3" svg:d="M10842 20258h1353v-49h1352" svg:viewBox="0 0 2706 50">
          <text:p/>
        </draw:connector>
        <draw:connector draw:style-name="gr15" draw:text-style-name="P9" draw:layer="layout" svg:x1="12.195cm" svg:y1="20.233cm" svg:x2="12.197cm" svg:y2="25.077cm" draw:start-shape="id24" draw:start-glue-point="0" draw:end-shape="id21" draw:end-glue-point="0" svg:d="M12195 20233v2434h2v2410" svg:viewBox="0 0 3 4845">
          <text:p/>
        </draw:connector>
        <draw:connector draw:style-name="gr15" draw:text-style-name="P9" draw:layer="layout" svg:x1="38.503cm" svg:y1="26.69cm" svg:x2="38.591cm" svg:y2="29.902cm" draw:start-shape="id25" draw:start-glue-point="0" draw:end-shape="id7" draw:end-glue-point="0" svg:d="M38503 26690v1619h88v1593" svg:viewBox="0 0 89 321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3.2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09T20:37:03.910901916</meta:creation-date>
    <dc:date>2025-01-10T14:47:48.821133232</dc:date>
    <meta:editing-duration>PT1H53M59S</meta:editing-duration>
    <meta:editing-cycles>31</meta:editing-cycles>
    <meta:generator>LibreOffice/7.3.7.2$Linux_X86_64 LibreOffice_project/30$Build-2</meta:generator>
    <meta:document-statistic meta:object-count="45"/>
  </office:meta>
</office:document-meta>
</file>